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2b116" officeooo:paragraph-rsid="0012b11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3e007" officeooo:paragraph-rsid="0013e007"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f0287" officeooo:paragraph-rsid="002f028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f0287" officeooo:paragraph-rsid="00303be5"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f0287" officeooo:paragraph-rsid="002f028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f0287" officeooo:paragraph-rsid="00303be5"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303be5" officeooo:paragraph-rsid="00303be5"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31d949" officeooo:paragraph-rsid="0031d949"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841d2" officeooo:paragraph-rsid="002841d2"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2a3a00" officeooo:paragraph-rsid="002a3a00"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21" style:family="paragraph" style:parent-style-name="Standard">
      <style:paragraph-properties fo:text-align="start" style:justify-single-word="false"/>
      <style:text-properties officeooo:rsid="0013927c" officeooo:paragraph-rsid="0013927c"/>
    </style:style>
    <style:style style:name="P22" style:family="paragraph" style:parent-style-name="Standard">
      <style:paragraph-properties fo:text-align="justify" style:justify-single-word="false"/>
      <style:text-properties officeooo:rsid="0013927c" officeooo:paragraph-rsid="0013927c"/>
    </style:style>
    <style:style style:name="P23" style:family="paragraph" style:parent-style-name="Standard">
      <style:paragraph-properties fo:text-align="justify" style:justify-single-word="false"/>
      <style:text-properties officeooo:paragraph-rsid="0012b116"/>
    </style:style>
    <style:style style:name="P24" style:family="paragraph" style:parent-style-name="Standard">
      <style:paragraph-properties fo:text-align="justify" style:justify-single-word="false"/>
      <style:text-properties officeooo:paragraph-rsid="002841d2"/>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officeooo:rsid="0013927c" officeooo:paragraph-rsid="00406b09" style:font-size-asian="10.5pt" style:font-size-complex="12pt"/>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style:text-underline-style="none" officeooo:rsid="002a3a00"/>
    </style:style>
    <style:style style:name="T8" style:family="text">
      <style:text-properties style:text-underline-style="none" officeooo:rsid="003c1e03"/>
    </style:style>
    <style:style style:name="T9" style:family="text">
      <style:text-properties officeooo:rsid="001585c6"/>
    </style:style>
    <style:style style:name="T10" style:family="text">
      <style:text-properties officeooo:rsid="00171247"/>
    </style:style>
    <style:style style:name="T11" style:family="text">
      <style:text-properties officeooo:rsid="0017db8f"/>
    </style:style>
    <style:style style:name="T12" style:family="text">
      <style:text-properties officeooo:rsid="001aca25"/>
    </style:style>
    <style:style style:name="T13" style:family="text">
      <style:text-properties officeooo:rsid="001c85bc"/>
    </style:style>
    <style:style style:name="T14" style:family="text">
      <style:text-properties fo:font-style="normal" officeooo:rsid="002841d2" style:font-style-asian="normal" style:font-style-complex="normal"/>
    </style:style>
    <style:style style:name="T15" style:family="text">
      <style:text-properties fo:font-style="normal" officeooo:rsid="002a3a00"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2841d2" style:font-style-asian="italic" style:font-style-complex="italic"/>
    </style:style>
    <style:style style:name="T18" style:family="text">
      <style:text-properties fo:font-style="italic" fo:font-weight="normal" officeooo:rsid="002841d2" style:font-style-asian="italic" style:font-weight-asian="normal" style:font-style-complex="italic" style:font-weight-complex="normal"/>
    </style:style>
    <style:style style:name="T19" style:family="text">
      <style:text-properties officeooo:rsid="002a4c7c"/>
    </style:style>
    <style:style style:name="T20" style:family="text">
      <style:text-properties officeooo:rsid="00303be5"/>
    </style:style>
    <style:style style:name="T21" style:family="text">
      <style:text-properties officeooo:rsid="0031d949"/>
    </style:style>
    <style:style style:name="T22" style:family="text">
      <style:text-properties officeooo:rsid="00343382"/>
    </style:style>
    <style:style style:name="T23" style:family="text">
      <style:text-properties officeooo:rsid="003c1e03"/>
    </style:style>
    <style:style style:name="T24" style:family="text">
      <style:text-properties officeooo:rsid="003d95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explicatif</text:p>
      <text:p text:style-name="P3"/>
      <text:p text:style-name="P3">Introduction</text:p>
      <text:p text:style-name="P4"/>
      <text:p text:style-name="P5">L’archive rendue contient, le code source du projet (<text:span text:style-name="T10">dans le </text:span>dossier « src ») ainsi que ce document explicatif. <text:span text:style-name="T19">D’autres dossiers et fichiers sont également présents (tels que « build.xml »,« test » et « JuliaSets.zip »). Ils serviront plus tard pour la compilation et les tests.</text:span></text:p>
      <text:p text:style-name="P17"/>
      <text:p text:style-name="P2">Interprétation du sujet</text:p>
      <text:p text:style-name="P17"/>
      <text:p text:style-name="P4">Le programme rendu intègre presque toutes les fonctionnalités attendues par le sujet. </text:p>
      <text:p text:style-name="P5">En effet, le programme peut être utilisé en mode graphique ainsi qu’en mode terminal. L’export au format PNG depuis la ligne de commande est aussi fonctionnel et nous avons ajouté la possibilité de faire cet export depuis l’interface graphique. </text:p>
      <text:p text:style-name="P23"><text:span text:style-name="T2">Il est également possible de</text:span> choisir les paramètres de l’image sans recompiler le logiciel <text:span text:style-name="T1">avec l’usage des arguments, en mode terminal, et des différents contrôles, en mode graphique.</text:span></text:p>
      <text:p text:style-name="P22"><text:span text:style-name="T12">En revanche</text:span>, le programme permet seulement de dessiner des ensembles de Julia quadratique<text:span text:style-name="T11">s</text:span> et le calcul de <text:span text:style-name="T13">ceux-ci</text:span> ne se fait par sur un thread <text:span text:style-name="T11">différent</text:span>.</text:p>
      <text:p text:style-name="P21"/>
      <text:p text:style-name="P22">Pour tracer les ensembles de Julia quadratiques, nous avons ainsi repris l’algorithme suggéré dans le sujet.</text:p>
      <text:p text:style-name="P22"/>
      <text:p text:style-name="P22">Au niveau des choix technologiques, nous avons choisi d’utiliser la bibliothèque Swing plutôt que JavaFX car nous avions plus d’expérience sur celle-ci.</text:p>
      <text:p text:style-name="P17"/>
      <text:p text:style-name="P2">Explication</text:p>
      <text:p text:style-name="P17"/>
      <text:p text:style-name="P19">Compilation</text:p>
      <text:p text:style-name="P19"/>
      <text:p text:style-name="P15">Pour compiler le projet, nous allons utiliser ant (<text:a xlink:type="simple" xlink:href="https://ant.apache.org/" text:style-name="Internet_20_link" text:visited-style-name="Visited_20_Internet_20_Link">https://ant.apache.org/</text:a>). Pour cela, il faut se rendre dans le répertoire <text:span text:style-name="T24">où </text:span>l’archive <text:span text:style-name="T24">a été extraite</text:span> (celui contenant « src », etc.), ouvrir un terminal et entrer la commande « ant ». La javadoc peut être regénérée en exécutant la commande « ant doc ». Le fichier build.xml est le fichier de configuration lu par ant.</text:p>
      <text:p text:style-name="P15"/>
      <text:p text:style-name="P24"><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4">sélectionner « </text:span></text:span><text:span text:style-name="Strong_20_Emphasis"><text:span text:style-name="Emphasis"><text:span text:style-name="T18">Existing projects into Workspace </text:span></text:span></text:span><text:span text:style-name="Emphasis"><text:span text:style-name="T14">», puis choisir le fichier archive « JuliaSets.zip » et cliquer sur « </text:span></text:span><text:span text:style-name="Emphasis"><text:span text:style-name="T17">Finish </text:span></text:span><text:span text:style-name="Emphasis"><text:span text:style-name="T14">». </text:span></text:span><text:span text:style-name="Emphasis"><text:span text:style-name="T15">Le projet ainsi importé peut alors être compilé.</text:span></text:span></text:p>
      <text:p text:style-name="P19"/>
      <text:p text:style-name="P19">Exécution</text:p>
      <text:p text:style-name="P19"/>
      <text:p text:style-name="P16">Une fois le projet compilé avec ant, il peut être exécuté en se rendant dans le répertoire « classes », en ouvrant un terminal et en entrant la commande « java juliasets.Main ».</text:p>
      <text:p text:style-name="P16"/>
      <text:p text:style-name="P16">Si le programme a, en revanche, été importé en tant que projet dans Eclipse, il suffit de cliquer sur le bouton « <text:span text:style-name="T16">Run </text:span>».</text:p>
      <text:p text:style-name="P16"/>
      <text:p text:style-name="P16">Pour l’utilisation du programme, il faut se reporter à la section suivante.</text:p>
      <text:p text:style-name="P18"/>
      <text:p text:style-name="P2"><text:soft-page-break/>Mode d’emploi</text:p>
      <text:p text:style-name="P4"/>
      <text:p text:style-name="P19">Choix de l’interface</text:p>
      <text:p text:style-name="P8"/>
      <text:p text:style-name="P25"><text:span text:style-name="T4">Pour lancer le programme en mode terminal, il suffit de rentrer </text:span><text:span text:style-name="T7">« java juliasets.Main » </text:span><text:span text:style-name="T8">en étant dans le répertoire « classes »</text:span><text:span text:style-name="T4">, </text:span><text:span text:style-name="T8">créé</text:span><text:span text:style-name="T5"> auparavant </text:span><text:span text:style-name="T8">par ant</text:span><text:span text:style-name="T5">,</text:span><text:span text:style-name="T4"> </text:span><text:span text:style-name="T5">dans l’invite de commande suivi</text:span><text:span text:style-name="T4"> </text:span><text:span text:style-name="T5">d</text:span><text:span text:style-name="T4">es différents paramètres (détaillés plus tard). Pour lancer l’interface graphique, </text:span><text:span text:style-name="T5">il faut également également </text:span><text:span text:style-name="T8">rentrer cette commande</text:span><text:span text:style-name="T5"> ainsi que le paramètre « </text:span><text:span text:style-name="T6">i</text:span><text:span text:style-name="T5">g ». Cela ouvrira ainsi une nouvelle fenêtre graphique.</text:span></text:p>
      <text:p text:style-name="P6"/>
      <text:p text:style-name="P20">Terminal</text:p>
      <text:p text:style-name="P9"/>
      <text:p text:style-name="P9">Le mode terminal n'est pas int<text:span text:style-name="T23">é</text:span>ractif. Pour l'utiliser, il faut entrer les paramètres suivants : </text:p>
      <text:p text:style-name="P11">- « term » afin de spécifier le choix du mode Terminal</text:p>
      <text:p text:style-name="P11">- « height » : la hauteur <text:span text:style-name="T21">(nombre entier positif) de l'image obtenue après exécution du programme</text:span></text:p>
      <text:p text:style-name="P12">- « <text:span text:style-name="T20">width » : la largeur (nombre entier positif) de l'image obtenue après exécution du programme</text:span></text:p>
      <text:p text:style-name="P12">- <text:s/><text:span text:style-name="T22">nombre complexe : soit le nombre complexe par défaut du programme en écrivant « d », soit un nombre complexe, écrit sans espace et avec un tiret bas (« _ ») séparant sa partie entière (nombre décimal) et sa partie imaginaire (nombre décimal), par exemple 0.335_0.52.</text:span></text:p>
      <text:p text:style-name="P13"/>
      <text:p text:style-name="P14">Les paramètres sont vérifiés et s'ils sont corrects, le<text:span text:style-name="T20"> programme crée ensuite une image Julia Set.png dans le répertoire courant.</text:span></text:p>
      <text:p text:style-name="P10"/>
      <text:p text:style-name="P20">Interface graphique</text:p>
      <text:p text:style-name="P20"/>
      <text:p text:style-name="P7">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9">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6T03:17:56.957852097</dc:date>
    <meta:editing-duration>PT49M39S</meta:editing-duration>
    <meta:editing-cycles>30</meta:editing-cycles>
    <meta:generator>LibreOffice/5.2.7.2$Linux_X86_64 LibreOffice_project/20m0$Build-2</meta:generator>
    <meta:document-statistic meta:table-count="0" meta:image-count="0" meta:object-count="0" meta:page-count="2" meta:paragraph-count="30" meta:word-count="742" meta:character-count="4412" meta:non-whitespace-character-count="3696"/>
  </office:meta>
</office:document-meta>
</file>